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quenceMaxValueIncrementer.Abstract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equenceMaxValueIncrementer.getNex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SequenceMaxValueIncrementer.AbstractSequenceMaxValueIncrementer( DataSource dataSource , String incremen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